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1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table:style-name="Default" office:value-type="string">
            <text:p>I förra iteration så jobbade jag med att göra fienderna lite mer utmanande,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de skjuter nu imot spelaren helt slumpat. Jag la till fler fiender och gav dom HP,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de rör sig nu också i sidleds och neråt när högra kanten träffas, som i space invaders.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Jag skapade bossen för den första nivån och gav han vapen, han skjuter tr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vanliga monster projektiler samtidigt, samt en laser var ~4e sekund.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en har lite strukturering av kod genomförts.</text:p>
          </table:table-cell>
          <table:table-cell table:style-name="Default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ar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Gör så fienderna också skjuter och rör sig, bossen också om tid finns</text:p>
          </table:table-cell>
          <table:table-cell office:value-type="string">
            <text:p>Kla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Skapa fler fiender.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Skapa den första bosse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6 </text:p>
          </table:table-cell>
          <table:table-cell office:value-type="string">
            <text:p>Ge alla fiender HP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Ge de olika vapnen skada, se till att det hanteras korrekt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9</text:p>
          </table:table-cell>
          <table:table-cell office:value-type="string">
            <text:p>Skriv om koden för nivå, se till att det hanteras utanför game state</text:p>
          </table:table-cell>
          <table:table-cell office:value-type="string">
            <text:p>Kla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kapa iterationsplan 4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rukturera koden på ett bra sätt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13:.D24])" office:value-type="float" office:value="28.5">
            <text:p>28.5</text:p>
          </table:table-cell>
          <table:table-cell table:formula="of:=SUM([.E13:.E24])" office:value-type="float" office:value="28">
            <text:p>28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72.1">
            <text:p>72.1</text:p>
          </table:table-cell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ar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Skapa poängräknare samt multiplier funktion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Skapa ui för spelarens hp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Esc för paus texten, svårighetsgrad och nivå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Funktion för att visa bossarnas HP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Skapa bas funktionalitet för poänghantering.</text:p>
          </table:table-cell>
          <table:table-cell office:value-type="string">
            <text:p>Klar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Skapa fler vågor i en nivå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kapa iterationsplan 5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Fortsatt strukturering av kod.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llmäna tweaks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eta efter bug med hitbox.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ägg till svårighetsgrader.</text:p>
          </table:table-cell>
          <table:table-cell office:value-type="string">
            <text:p>Kl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ägg till ljud.</text:p>
          </table:table-cell>
          <table:table-cell office:value-type="string">
            <text:p>Kla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/>
          <table:table-cell/>
          <table:table-cell office:value-type="string">
            <text:p>Summa</text:p>
          </table:table-cell>
          <table:table-cell table:formula="of:=SUM([.D34:.D47])" office:value-type="float" office:value="38.5">
            <text:p>38.5</text:p>
          </table:table-cell>
          <table:table-cell table:formula="of:=SUM([.E34:.E47])" office:value-type="float" office:value="33.5">
            <text:p>33.5</text:p>
          </table:table-cell>
        </table:table-row>
        <table:table-row table:style-name="ro1">
          <table:table-cell table:style-name="Default"/>
          <table:table-cell/>
          <table:table-cell office:value-type="string">
            <text:p>föregående iteration</text:p>
          </table:table-cell>
          <table:table-cell/>
          <table:table-cell office:value-type="float" office:value="100.1">
            <text:p>100.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22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39M53S</meta:editing-duration>
    <meta:editing-cycles>13</meta:editing-cycles>
    <meta:generator>OpenOffice/4.0.1$Win32 OpenOffice.org_project/401m5$Build-9714</meta:generator>
    <dc:date>2014-05-11T22:46:06.33</dc:date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